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25"/>
    <style:style style:name="ce6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3566666666667cm" style:use-optimal-column-width="true"/>
    </style:style>
    <style:style style:name="co10" style:family="table-column">
      <style:table-column-properties fo:break-before="auto" style:column-width="3.1115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3">
            <text:p>Data<text:s/>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1T00:00:00" table:style-name="ce6">
            <text:p>01/02/1996</text:p>
          </table:table-cell>
          <table:table-cell table:style-name="ce5"/>
          <table:table-cell office:value-type="float" office:value="5" table:style-name="ce1">
            <text:p>5</text:p>
          </table:table-cell>
          <table:table-cell office:value-type="float" office:value="0.5" table:formula="of:=PRODUCT([.E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10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1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1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1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09T00:00:00" table:style-name="ce6">
            <text:p>09/09/1996</text:p>
          </table:table-cell>
          <table:table-cell table:style-name="ce5"/>
          <table:table-cell office:value-type="float" office:value="6" table:style-name="ce1">
            <text:p>6</text:p>
          </table:table-cell>
          <table:table-cell office:value-type="float" office:value="0.60000000000000009" table:formula="of:=PRODUCT([.E1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1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7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1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561469" table:style-name="ce1">
            <text:p>3933561469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19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1T00:00:00" table:style-name="ce6">
            <text:p>01/02/1996</text:p>
          </table:table-cell>
          <table:table-cell table:style-name="ce5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24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2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2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29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3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31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3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483078" table:style-name="ce1">
            <text:p>3936483078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3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23333" table:style-name="ce1">
            <text:p>3936723333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3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4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41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42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4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4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4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47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4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4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5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5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5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53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5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5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5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57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5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5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6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6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6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63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6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6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66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6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6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7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7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632854" table:style-name="ce1">
            <text:p>393963285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7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73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7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75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7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7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79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8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81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8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8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771387" table:style-name="ce1">
            <text:p>3940771387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8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85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8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8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8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08170" table:style-name="ce1">
            <text:p>3941808170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80085" table:style-name="ce1">
            <text:p>3941880085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9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9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9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9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9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9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97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9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9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0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101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10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0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10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10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0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10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108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10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1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11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11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1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14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15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11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11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1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11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120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2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12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2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12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12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2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12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12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13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3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2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3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35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36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13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138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139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1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14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14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4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4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14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14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14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4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14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50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151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15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15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15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15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15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157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158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15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494102" table:style-name="ce1">
            <text:p>3947494102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16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16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16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16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6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16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16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16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68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17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7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1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17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174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17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7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17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18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18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18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184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18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186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18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8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1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19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19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9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19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1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19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19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1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20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20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0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20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20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20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2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20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209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21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2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212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21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214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21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21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21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1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21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22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22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22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22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2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22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2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22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230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23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23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23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3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235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23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23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239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2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24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42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4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4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24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24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4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2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249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5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25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5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5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5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5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25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54970" table:style-name="ce1">
            <text:p>3953654970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5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5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25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89203" table:style-name="ce1">
            <text:p>3953689203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6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6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2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263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264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26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6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26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26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6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27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2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273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74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27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7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278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7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280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8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2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28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284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28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286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28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28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28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0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29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29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29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29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2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29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29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29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0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30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0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30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30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0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0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30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310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3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31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13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31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31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6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31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31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32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32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3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32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32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327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32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329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3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33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3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33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34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33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33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337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3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34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34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4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34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34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45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34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3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34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1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9564653" table:style-name="ce1">
            <text:p>3979564653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352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35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35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57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35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359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36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36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36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363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36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36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6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6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36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6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7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37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37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74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3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7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3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37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37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80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38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3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383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38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5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38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38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38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39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39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39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393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39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39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39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397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39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39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401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.8000000000000003" table:formula="of:=PRODUCT([.E40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40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0000000000000009" table:formula="of:=PRODUCT([.E40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614784" table:style-name="ce1">
            <text:p>3983614784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40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365133" table:style-name="ce1">
            <text:p>3984365133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0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4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408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40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41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41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412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4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1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1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1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41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741835" table:style-name="ce1">
            <text:p>398474183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41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419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0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4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42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42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3000000000000003" table:formula="of:=PRODUCT([.E42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42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42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43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43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43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formula="of:=PRODUCT([.E435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43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43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3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4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41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4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44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447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formula="of:=PRODUCT([.E448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44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formula="of:=PRODUCT([.E45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45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144819" table:style-name="ce1">
            <text:p>3988144819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45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45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formula="of:=PRODUCT([.E454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524046" table:style-name="ce1">
            <text:p>3988524046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5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45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45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458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45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460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" table:formula="of:=PRODUCT([.E461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000000000000001" table:formula="of:=PRODUCT([.E4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46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46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000000000000004" table:formula="of:=PRODUCT([.E46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formula="of:=PRODUCT([.E46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6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6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469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4566529" table:style-name="ce1">
            <text:p>3994566529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47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6" table:formula="of:=PRODUCT([.E47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473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47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5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7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8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479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formula="of:=PRODUCT([.E48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8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8-18T00:00:00" table:style-name="ce6">
            <text:p>18/08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482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5T00:00:00" table:style-name="ce6">
            <text:p>05/09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48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9T00:00:00" table:style-name="ce6">
            <text:p>09/09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48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12T00:00:00" table:style-name="ce6">
            <text:p>12/09/199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4000000000000004" table:formula="of:=PRODUCT([.E48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17T00:00:00" table:style-name="ce6">
            <text:p>17/10/199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5" table:formula="of:=PRODUCT([.E48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28T00:00:00" table:style-name="ce6">
            <text:p>28/10/19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000000000000007" table:formula="of:=PRODUCT([.E487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07T00:00:00" table:style-name="ce6">
            <text:p>07/11/19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PRODUCT([.E48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25T00:00:00" table:style-name="ce6">
            <text:p>25/11/19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0000000000000004" table:formula="of:=PRODUCT([.E48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2-04T00:00:00" table:style-name="ce6">
            <text:p>04/12/19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formula="of:=PRODUCT([.E49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1T00:00:00" table:style-name="ce6">
            <text:p>01/02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49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5T00:00:00" table:style-name="ce6">
            <text:p>05/02/199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PRODUCT([.E492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3-26T00:00:00" table:style-name="ce6">
            <text:p>26/03/19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formula="of:=PRODUCT([.E49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5T00:00:00" table:style-name="ce6">
            <text:p>25/04/19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formula="of:=PRODUCT([.E49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9T00:00:00" table:style-name="ce6">
            <text:p>29/04/19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formula="of:=PRODUCT([.E49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5-08T00:00:00" table:style-name="ce6">
            <text:p>08/05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4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0T00:00:00" table:style-name="ce6">
            <text:p>20/06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9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2T00:00:00" table:style-name="ce6">
            <text:p>22/06/199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formula="of:=PRODUCT([.E49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7" table:formula="of:=PRODUCT([.E4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6">
            <text:p>10/07/199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000000000000002" table:formula="of:=PRODUCT([.E5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9613805" table:style-name="ce1">
            <text:p>3999613805</text:p>
          </table:table-cell>
          <table:table-cell office:value-type="date" office:date-value="1996-08-07T00:00:00" table:style-name="ce6">
            <text:p>07/08/199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formula="of:=PRODUCT([.E501];0.1)" table:style-name="ce1">
            <text:p>0,5</text:p>
          </table:table-cell>
          <table:table-cell table:number-columns-repeated="16378"/>
        </table:table-row>
        <table:table-row table:number-rows-repeated="1048075" table:style-name="ro1">
          <table:table-cell table:number-columns-repeated="16384"/>
        </table:table-row>
      </table:table>
      <table:table table:name="ContrattoTelefonico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 table:style-name="ce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4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 table:style-name="ce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 table:style-name="ce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 table:style-name="ce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 table:style-name="ce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 table:style-name="ce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5-01-27T00:00:00" table:style-name="ce4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 table:style-name="ce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 table:style-name="ce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 table:style-name="ce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 table:style-name="ce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1995-01-27T00:00:00" table:style-name="ce4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 table:style-name="ce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 table:style-name="ce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 table:style-name="ce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 table:style-name="ce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 table:style-name="ce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 table:style-name="ce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1995-01-27T00:00:00" table:style-name="ce4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 table:style-name="ce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 table:style-name="ce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7" table:style-name="ro1">
          <table:table-cell table:number-columns-repeated="16384"/>
        </table:table-row>
        <table:table-row table:number-rows-repeated="1047343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 table:style-name="ce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 table:style-name="ce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 table:style-name="ce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 table:style-name="ce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 table:style-name="ce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 table:style-name="ce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 table:style-name="ce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 table:style-name="ce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 table:style-name="ce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 table:style-name="ce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Telefonata.A1:Telefonata.F501" table:display-filter-buttons="true">
          <table:sort>
            <table:sort-by table:field-number="1"/>
          </table:sort>
        </table:database-range>
        <table:database-range table:target-range-address="ContrattoTelefonico.A1:ContrattoTelefonico.E1202" table:display-filter-buttons="true">
          <table:sort>
            <table:sort-by table:field-number="1"/>
          </table:sort>
        </table:database-range>
        <table:database-range table:target-range-address="SIMDisattiva.A1:SIMDisattiva.E20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4:19:55Z</dc:date>
    <meta:editing-duration>PT0S</meta:editing-duration>
  </office:meta>
</office:document-meta>
</file>